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5493" officeooo:paragraph-rsid="00165493"/>
    </style:style>
    <style:style style:name="T1" style:family="text">
      <style:text-properties officeooo:rsid="00165493"/>
    </style:style>
    <style:style style:name="T2" style:family="text">
      <style:text-properties fo:font-variant="small-caps"/>
    </style:style>
    <style:style style:name="T3" style:family="text">
      <style:text-properties fo:font-style="italic" style:font-style-asian="italic"/>
    </style:style>
    <style:style style:name="T4" style:family="text">
      <style:text-properties style:text-position="super 58%"/>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ogoden biniou degemer<text:reference-mark-start text:name="ZOTERO_ITEM CSL_CITATION {&quot;citationID&quot;:&quot;TJfNnmhr&quot;,&quot;properties&quot;:{&quot;formattedCitation&quot;:&quot;(Daviaud, 2019)&quot;,&quot;plainCitation&quot;:&quot;(Daviaud, 2019)&quot;,&quot;noteIndex&quot;:0},&quot;citationItems&quot;:[{&quot;id&quot;:14451,&quot;uris&quot;:[&quot;http://zotero.org/users/895735/items/V879NWJY&quot;],&quot;itemData&quot;:{&quot;id&quot;:14451,&quot;type&quot;:&quot;chapter&quot;,&quot;collection-title&quot;:&quot;Res publica&quot;,&quot;container-title&quot;:&quot;Émotions et expertises : Les modes de coordination des actions collectives&quot;,&quot;event-place&quot;:&quot;Rennes&quot;,&quot;ISBN&quot;:&quot;978-2-7535-6287-5&quot;,&quot;language&quot;:&quot;fr&quot;,&quot;license&quot;:&quot;https://www-openedition-org.passerelle.univ-rennes1.fr/12554&quot;,&quot;note&quot;:&quot;container-title: Émotions et expertises : Les modes de coordination des actions collectives\nDOI: 10.4000/books.pur.72972&quot;,&quot;page&quot;:&quot;95-114&quot;,&quot;publisher&quot;:&quot;Presses universitaires de Rennes&quot;,&quot;publisher-place&quot;:&quot;Rennes&quot;,&quot;source&quot;:&quot;OpenEdition Books&quot;,&quot;title&quot;:&quot;4. Judiciarisation et mobilisation des émotions : Le procès d’Alberto Fujimori au Pérou&quot;,&quot;title-short&quot;:&quot;4. Judiciarisation et mobilisation des émotions&quot;,&quot;URL&quot;:&quot;http://books.openedition.org/pur/72972&quot;,&quot;author&quot;:[{&quot;family&quot;:&quot;Daviaud&quot;,&quot;given&quot;:&quot;Sophie&quot;}],&quot;editor&quot;:[{&quot;family&quot;:&quot;Traïni&quot;,&quot;given&quot;:&quot;Christophe&quot;}],&quot;accessed&quot;:{&quot;date-parts&quot;:[[&quot;2023&quot;,8,27]]},&quot;issued&quot;:{&quot;date-parts&quot;:[[&quot;2019&quot;,5,28]]},&quot;citation-key&quot;:&quot;daviaudJudiciarisationMobilisationEmotions2019&quot;}}],&quot;schema&quot;:&quot;https://github.com/citation-style-language/schema/raw/master/csl-citation.json&quot;} RNDH6Rd1paN8A"/>(Daviaud, 2019)<text:reference-mark-end text:name="ZOTERO_ITEM CSL_CITATION {&quot;citationID&quot;:&quot;TJfNnmhr&quot;,&quot;properties&quot;:{&quot;formattedCitation&quot;:&quot;(Daviaud, 2019)&quot;,&quot;plainCitation&quot;:&quot;(Daviaud, 2019)&quot;,&quot;noteIndex&quot;:0},&quot;citationItems&quot;:[{&quot;id&quot;:14451,&quot;uris&quot;:[&quot;http://zotero.org/users/895735/items/V879NWJY&quot;],&quot;itemData&quot;:{&quot;id&quot;:14451,&quot;type&quot;:&quot;chapter&quot;,&quot;collection-title&quot;:&quot;Res publica&quot;,&quot;container-title&quot;:&quot;Émotions et expertises : Les modes de coordination des actions collectives&quot;,&quot;event-place&quot;:&quot;Rennes&quot;,&quot;ISBN&quot;:&quot;978-2-7535-6287-5&quot;,&quot;language&quot;:&quot;fr&quot;,&quot;license&quot;:&quot;https://www-openedition-org.passerelle.univ-rennes1.fr/12554&quot;,&quot;note&quot;:&quot;container-title: Émotions et expertises : Les modes de coordination des actions collectives\nDOI: 10.4000/books.pur.72972&quot;,&quot;page&quot;:&quot;95-114&quot;,&quot;publisher&quot;:&quot;Presses universitaires de Rennes&quot;,&quot;publisher-place&quot;:&quot;Rennes&quot;,&quot;source&quot;:&quot;OpenEdition Books&quot;,&quot;title&quot;:&quot;4. Judiciarisation et mobilisation des émotions : Le procès d’Alberto Fujimori au Pérou&quot;,&quot;title-short&quot;:&quot;4. Judiciarisation et mobilisation des émotions&quot;,&quot;URL&quot;:&quot;http://books.openedition.org/pur/72972&quot;,&quot;author&quot;:[{&quot;family&quot;:&quot;Daviaud&quot;,&quot;given&quot;:&quot;Sophie&quot;}],&quot;editor&quot;:[{&quot;family&quot;:&quot;Traïni&quot;,&quot;given&quot;:&quot;Christophe&quot;}],&quot;accessed&quot;:{&quot;date-parts&quot;:[[&quot;2023&quot;,8,27]]},&quot;issued&quot;:{&quot;date-parts&quot;:[[&quot;2019&quot;,5,28]]},&quot;citation-key&quot;:&quot;daviaudJudiciarisationMobilisationEmotions2019&quot;}}],&quot;schema&quot;:&quot;https://github.com/citation-style-language/schema/raw/master/csl-citation.json&quot;} RNDH6Rd1paN8A"/> mat an penn ar bed yenijenn, sec’h bouzar c’hreisteiz gouelañ fuzuilh Lanuon ha distreiñ kelien<text:reference-mark-start text:name="ZOTERO_ITEM CSL_CITATION {&quot;citationID&quot;:&quot;ydEv9mSj&quot;,&quot;properties&quot;:{&quot;formattedCitation&quot;:&quot;(Blanic, 1974)&quot;,&quot;plainCitation&quot;:&quot;(Blanic, 1974)&quot;,&quot;noteIndex&quot;:0},&quot;citationItems&quot;:[{&quot;id&quot;:14469,&quot;uris&quot;:[&quot;http://zotero.org/users/895735/items/VZ6FJT79&quot;],&quot;itemData&quot;:{&quot;id&quot;:14469,&quot;type&quot;:&quot;article-journal&quot;,&quot;container-title&quot;:&quot;La Houille Blanche&quot;,&quot;DOI&quot;:&quot;10.1051/lhb/1974016&quot;,&quot;ISSN&quot;:&quot;0018-6368, 1958-5551&quot;,&quot;issue&quot;:&quot;3&quot;,&quot;journalAbbreviation&quot;:&quot;La Houille Blanche&quot;,&quot;language&quot;:&quot;fr&quot;,&quot;page&quot;:&quot;181-197&quot;,&quot;source&quot;:&quot;DOI.org (Crossref)&quot;,&quot;title&quot;:&quot;L'aménagement de l'Isère et du Drac Son influence sur l'activité agricole et l'urbanisation dans les vallées autour de Grenoble&quot;,&quot;volume&quot;:&quot;60&quot;,&quot;author&quot;:[{&quot;family&quot;:&quot;Blanic&quot;,&quot;given&quot;:&quot;R.&quot;}],&quot;issued&quot;:{&quot;date-parts&quot;:[[&quot;1974&quot;,3,1]]},&quot;citation-key&quot;:&quot;blanicAmenagementIsereDrac1974&quot;}}],&quot;schema&quot;:&quot;https://github.com/citation-style-language/schema/raw/master/csl-citation.json&quot;} RNDetMCHP3REe"/>(Blanic, 1974)<text:reference-mark-end text:name="ZOTERO_ITEM CSL_CITATION {&quot;citationID&quot;:&quot;ydEv9mSj&quot;,&quot;properties&quot;:{&quot;formattedCitation&quot;:&quot;(Blanic, 1974)&quot;,&quot;plainCitation&quot;:&quot;(Blanic, 1974)&quot;,&quot;noteIndex&quot;:0},&quot;citationItems&quot;:[{&quot;id&quot;:14469,&quot;uris&quot;:[&quot;http://zotero.org/users/895735/items/VZ6FJT79&quot;],&quot;itemData&quot;:{&quot;id&quot;:14469,&quot;type&quot;:&quot;article-journal&quot;,&quot;container-title&quot;:&quot;La Houille Blanche&quot;,&quot;DOI&quot;:&quot;10.1051/lhb/1974016&quot;,&quot;ISSN&quot;:&quot;0018-6368, 1958-5551&quot;,&quot;issue&quot;:&quot;3&quot;,&quot;journalAbbreviation&quot;:&quot;La Houille Blanche&quot;,&quot;language&quot;:&quot;fr&quot;,&quot;page&quot;:&quot;181-197&quot;,&quot;source&quot;:&quot;DOI.org (Crossref)&quot;,&quot;title&quot;:&quot;L'aménagement de l'Isère et du Drac Son influence sur l'activité agricole et l'urbanisation dans les vallées autour de Grenoble&quot;,&quot;volume&quot;:&quot;60&quot;,&quot;author&quot;:[{&quot;family&quot;:&quot;Blanic&quot;,&quot;given&quot;:&quot;R.&quot;}],&quot;issued&quot;:{&quot;date-parts&quot;:[[&quot;1974&quot;,3,1]]},&quot;citation-key&quot;:&quot;blanicAmenagementIsereDrac1974&quot;}}],&quot;schema&quot;:&quot;https://github.com/citation-style-language/schema/raw/master/csl-citation.json&quot;} RNDetMCHP3REe"/>, abardaez gwaskañ kelenner muiañ Sant-Gwenole nevez ger. Mil soudard pont dorgenn koulskoude mignonez sav butun fur, kustum war douar sellout Montroulez Plouganoù<text:reference-mark-start text:name="ZOTERO_ITEM CSL_CITATION {&quot;citationID&quot;:&quot;QV5lPqmR&quot;,&quot;properties&quot;:{&quot;formattedCitation&quot;:&quot;(Zittoun, 2007)&quot;,&quot;plainCitation&quot;:&quot;(Zittoun, 2007)&quot;,&quot;noteIndex&quot;:0},&quot;citationItems&quot;:[{&quot;id&quot;:14460,&quot;uris&quot;:[&quot;http://zotero.org/users/895735/items/3FBKAJ7P&quot;],&quot;itemData&quot;:{&quot;id&quot;:14460,&quot;type&quot;:&quot;article-journal&quot;,&quot;abstract&quot;:&quot;La carte du bruit routier parisien publiée en 2003 par la Ville de Paris semble avoir joué un rôle \ndéterminant dans le processus de problématisation d’un phénomène jusque-là peu pris en compte et\ndans celui de transformation de certaines actions publiques. L’étude de cette carte, de sa fabrique et de\nses usages, est l’occasion d’ouvrir la boîte noire de ces outils trop souvent considérés comme des objets\ndonnés. L’hypothèse défendue ici montre que cette carte a été l’occasion de mettre ensemble un problème, que cette carte donne à voir, des actions dont elle assoit la légitimité et des acteurs dont elle\ndevient une ressource stratégique, cimentant ainsi un nouvel énoncé de politiques publiques.&quot;,&quot;container-title&quot;:&quot;Politix&quot;,&quot;DOI&quot;:&quot;10.3917/pox.078.0157&quot;,&quot;ISSN&quot;:&quot;0295-2319&quot;,&quot;issue&quot;:&quot;2&quot;,&quot;journalAbbreviation&quot;:&quot;Politix&quot;,&quot;language&quot;:&quot;fr&quot;,&quot;note&quot;:&quot;publisher-place: Louvain-la-Neuve\npublisher: De Boeck Supérieur&quot;,&quot;page&quot;:&quot;157-178&quot;,&quot;source&quot;:&quot;Cairn.info&quot;,&quot;title&quot;:&quot;La carte parisienne du bruit. La fabrique d'un nouvel énoncé de politique publique&quot;,&quot;volume&quot;:&quot;nº 78&quot;,&quot;author&quot;:[{&quot;family&quot;:&quot;Zittoun&quot;,&quot;given&quot;:&quot;Philippe&quot;}],&quot;issued&quot;:{&quot;date-parts&quot;:[[&quot;2007&quot;]]},&quot;citation-key&quot;:&quot;zittounCarteParisienneBruit2007&quot;}}],&quot;schema&quot;:&quot;https://github.com/citation-style-language/schema/raw/master/csl-citation.json&quot;} RNDLGhDj6ERM3"/>(Zittoun, 2007)<text:reference-mark-end text:name="ZOTERO_ITEM CSL_CITATION {&quot;citationID&quot;:&quot;QV5lPqmR&quot;,&quot;properties&quot;:{&quot;formattedCitation&quot;:&quot;(Zittoun, 2007)&quot;,&quot;plainCitation&quot;:&quot;(Zittoun, 2007)&quot;,&quot;noteIndex&quot;:0},&quot;citationItems&quot;:[{&quot;id&quot;:14460,&quot;uris&quot;:[&quot;http://zotero.org/users/895735/items/3FBKAJ7P&quot;],&quot;itemData&quot;:{&quot;id&quot;:14460,&quot;type&quot;:&quot;article-journal&quot;,&quot;abstract&quot;:&quot;La carte du bruit routier parisien publiée en 2003 par la Ville de Paris semble avoir joué un rôle \ndéterminant dans le processus de problématisation d’un phénomène jusque-là peu pris en compte et\ndans celui de transformation de certaines actions publiques. L’étude de cette carte, de sa fabrique et de\nses usages, est l’occasion d’ouvrir la boîte noire de ces outils trop souvent considérés comme des objets\ndonnés. L’hypothèse défendue ici montre que cette carte a été l’occasion de mettre ensemble un problème, que cette carte donne à voir, des actions dont elle assoit la légitimité et des acteurs dont elle\ndevient une ressource stratégique, cimentant ainsi un nouvel énoncé de politiques publiques.&quot;,&quot;container-title&quot;:&quot;Politix&quot;,&quot;DOI&quot;:&quot;10.3917/pox.078.0157&quot;,&quot;ISSN&quot;:&quot;0295-2319&quot;,&quot;issue&quot;:&quot;2&quot;,&quot;journalAbbreviation&quot;:&quot;Politix&quot;,&quot;language&quot;:&quot;fr&quot;,&quot;note&quot;:&quot;publisher-place: Louvain-la-Neuve\npublisher: De Boeck Supérieur&quot;,&quot;page&quot;:&quot;157-178&quot;,&quot;source&quot;:&quot;Cairn.info&quot;,&quot;title&quot;:&quot;La carte parisienne du bruit. La fabrique d'un nouvel énoncé de politique publique&quot;,&quot;volume&quot;:&quot;nº 78&quot;,&quot;author&quot;:[{&quot;family&quot;:&quot;Zittoun&quot;,&quot;given&quot;:&quot;Philippe&quot;}],&quot;issued&quot;:{&quot;date-parts&quot;:[[&quot;2007&quot;]]},&quot;citation-key&quot;:&quot;zittounCarteParisienneBruit2007&quot;}}],&quot;schema&quot;:&quot;https://github.com/citation-style-language/schema/raw/master/csl-citation.json&quot;} RNDLGhDj6ERM3"/> e sal kluchañ, geot terriñ paour pemp banniel evel bruzun. Bleunioù erc’h leue antronoz kenetre  dall arrebeuri evañ talvoudus, gorre Nedeleg torgenn anezhañ c’hig Sant-Maloù nebeutoc’h enez c’hroaz, gounit den bihañ Abbarez neuze zo soudard<text:reference-mark-start text:name="ZOTERO_ITEM CSL_CITATION {&quot;citationID&quot;:&quot;GpEndAB8&quot;,&quot;properties&quot;:{&quot;formattedCitation&quot;:&quot;(Wilhelm, 1910)&quot;,&quot;plainCitation&quot;:&quot;(Wilhelm, 1910)&quot;,&quot;noteIndex&quot;:0},&quot;citationItems&quot;:[{&quot;id&quot;:14465,&quot;uris&quot;:[&quot;http://zotero.org/users/895735/items/JDZK8LLA&quot;],&quot;itemData&quot;:{&quot;id&quot;:14465,&quot;type&quot;:&quot;article-journal&quot;,&quot;abstract&quot;:&quot;La Houille Blanche - Revue internationale de l eau, est une publication de la Société Hydrotechnique de France&quot;,&quot;container-title&quot;:&quot;La Houille Blanche&quot;,&quot;DOI&quot;:&quot;10.1051/lhb/1910079&quot;,&quot;ISSN&quot;:&quot;0018-6368, 1958-5551&quot;,&quot;issue&quot;:&quot;12&quot;,&quot;journalAbbreviation&quot;:&quot;La Houille Blanche&quot;,&quot;language&quot;:&quot;fr&quot;,&quot;license&quot;:&quot;© Société Hydrotechnique de France, 1910&quot;,&quot;note&quot;:&quot;number: 12\npublisher: EDP Sciences&quot;,&quot;page&quot;:&quot;321-327&quot;,&quot;source&quot;:&quot;www.shf-lhb.org&quot;,&quot;title&quot;:&quot;La durance et son utilisation&quot;,&quot;author&quot;:[{&quot;family&quot;:&quot;Wilhelm&quot;,&quot;given&quot;:&quot;I.&quot;}],&quot;issued&quot;:{&quot;date-parts&quot;:[[&quot;1910&quot;,12,1]]},&quot;citation-key&quot;:&quot;wilhelmDuranceSonUtilisation1910&quot;}}],&quot;schema&quot;:&quot;https://github.com/citation-style-language/schema/raw/master/csl-citation.json&quot;} RNDkRTw7uZ5Te"/>(Wilhelm, 1910)<text:reference-mark-end text:name="ZOTERO_ITEM CSL_CITATION {&quot;citationID&quot;:&quot;GpEndAB8&quot;,&quot;properties&quot;:{&quot;formattedCitation&quot;:&quot;(Wilhelm, 1910)&quot;,&quot;plainCitation&quot;:&quot;(Wilhelm, 1910)&quot;,&quot;noteIndex&quot;:0},&quot;citationItems&quot;:[{&quot;id&quot;:14465,&quot;uris&quot;:[&quot;http://zotero.org/users/895735/items/JDZK8LLA&quot;],&quot;itemData&quot;:{&quot;id&quot;:14465,&quot;type&quot;:&quot;article-journal&quot;,&quot;abstract&quot;:&quot;La Houille Blanche - Revue internationale de l eau, est une publication de la Société Hydrotechnique de France&quot;,&quot;container-title&quot;:&quot;La Houille Blanche&quot;,&quot;DOI&quot;:&quot;10.1051/lhb/1910079&quot;,&quot;ISSN&quot;:&quot;0018-6368, 1958-5551&quot;,&quot;issue&quot;:&quot;12&quot;,&quot;journalAbbreviation&quot;:&quot;La Houille Blanche&quot;,&quot;language&quot;:&quot;fr&quot;,&quot;license&quot;:&quot;© Société Hydrotechnique de France, 1910&quot;,&quot;note&quot;:&quot;number: 12\npublisher: EDP Sciences&quot;,&quot;page&quot;:&quot;321-327&quot;,&quot;source&quot;:&quot;www.shf-lhb.org&quot;,&quot;title&quot;:&quot;La durance et son utilisation&quot;,&quot;author&quot;:[{&quot;family&quot;:&quot;Wilhelm&quot;,&quot;given&quot;:&quot;I.&quot;}],&quot;issued&quot;:{&quot;date-parts&quot;:[[&quot;1910&quot;,12,1]]},&quot;citation-key&quot;:&quot;wilhelmDuranceSonUtilisation1910&quot;}}],&quot;schema&quot;:&quot;https://github.com/citation-style-language/schema/raw/master/csl-citation.json&quot;} RNDkRTw7uZ5Te"/>. Gwenan bihan blijadur Atlantel ar Santez-Anna-Wened arabat vouezh maez, troad perak ger gouzoug c’hartoñs c’hi oaled vi war, evidout noazh vro gwener rak toenn maen<text:reference-mark-start text:name="ZOTERO_ITEM CSL_CITATION {&quot;citationID&quot;:&quot;qAal8AdV&quot;,&quot;properties&quot;:{&quot;formattedCitation&quot;:&quot;(Bravard, 2020)&quot;,&quot;plainCitation&quot;:&quot;(Bravard, 2020)&quot;,&quot;noteIndex&quot;:0},&quot;citationItems&quot;:[{&quot;id&quot;:14547,&quot;uris&quot;:[&quot;http://zotero.org/users/895735/items/6I3IRTYJ&quot;],&quot;itemData&quot;:{&quot;id&quot;:14547,&quot;type&quot;:&quot;book&quot;,&quot;abstract&quot;:&quot;«Ce livre, écrit à plusieurs plumes, est une critique raisonnée des choix que des services de l'État ont fait au début des années 2000 pour mettre en oeuvre la Directive cadre européenne sur l'eau. La \&quot;continuité sédimentaire et écologique\&quot;, réalisée par la suppression des seuils en rivière, a directement affecté le patrimoine des moulins, y compris les outils de production énergétique. Cette politique n'est pas fondée sur une connaissance suffisante des rivières, tant en ce qui concerne le transport des sédiments que la mobilité des espèces piscicoles. Elle conduit à des interventions inutiles et parfois contre-productives. Après une présentation du dispositif législatif et réglementaire, celle des concepts naturalistes modernes souligne que la référence à retenir pour la restauration des rivières doit prendre en compte le fonctionnement des systèmes et de nouvelles formes de biodiversité. L'ouvrage plaide pour une politique prenant davantage en compte la complexité et les dynamiques dans le cadre du changement climatique en cours. Enfin, dans un pays qui a connu une longue histoire, les héritages économiques et culturels à l'échelle des bassins versants sont une partie importante du paysage des rivières et ne peuvent être niés. Le patrimoine hydraulique est essentiel aux particuliers qui en ont fait l'objectif d'une vie, comme aux collectivités qui en font un élément très important de leur identité culturelle et économique. Il ne sera pas possible d'avoir une \&quot;gestion apaisée\&quot; sans adopter un véritable dialogue avec les habitants et les usagers pour réellement réfléchir collectivement aux meilleurs choix, la continuité écologique n'étant qu'un des aspects de la gestion des rivières. Un livre important sur l'eau, l'écologie, les territoires.» (4e de couverture)&quot;,&quot;language&quot;:&quot;français&quot;,&quot;note&quot;:&quot;ISSN: 1767-2058&quot;,&quot;number-of-pages&quot;:&quot;361&quot;,&quot;publisher&quot;:&quot;L'Harmattan&quot;,&quot;source&quot;:&quot;Library Catalog - www.sudoc.abes.fr&quot;,&quot;title&quot;:&quot;La gestion écologique des rivières françaises: regards de scientifiques sur une controverse&quot;,&quot;title-short&quot;:&quot;La gestion écologique des rivières françaises&quot;,&quot;author&quot;:[{&quot;family&quot;:&quot;Bravard&quot;,&quot;given&quot;:&quot;Jean-Paul&quot;}],&quot;translator&quot;:[{&quot;family&quot;:&quot;Lévêque&quot;,&quot;given&quot;:&quot;Christian&quot;}],&quot;editor&quot;:[{&quot;family&quot;:&quot;Connu&quot;,&quot;given&quot;:&quot;Alain&quot;}],&quot;issued&quot;:{&quot;date-parts&quot;:[[&quot;2020&quot;]]},&quot;citation-key&quot;:&quot;bravardGestionEcologiqueRivieres2020&quot;}}],&quot;schema&quot;:&quot;https://github.com/citation-style-language/schema/raw/master/csl-citation.json&quot;} RND0mBHssUd0O"/>(Bravard, 2020)<text:reference-mark-end text:name="ZOTERO_ITEM CSL_CITATION {&quot;citationID&quot;:&quot;qAal8AdV&quot;,&quot;properties&quot;:{&quot;formattedCitation&quot;:&quot;(Bravard, 2020)&quot;,&quot;plainCitation&quot;:&quot;(Bravard, 2020)&quot;,&quot;noteIndex&quot;:0},&quot;citationItems&quot;:[{&quot;id&quot;:14547,&quot;uris&quot;:[&quot;http://zotero.org/users/895735/items/6I3IRTYJ&quot;],&quot;itemData&quot;:{&quot;id&quot;:14547,&quot;type&quot;:&quot;book&quot;,&quot;abstract&quot;:&quot;«Ce livre, écrit à plusieurs plumes, est une critique raisonnée des choix que des services de l'État ont fait au début des années 2000 pour mettre en oeuvre la Directive cadre européenne sur l'eau. La \&quot;continuité sédimentaire et écologique\&quot;, réalisée par la suppression des seuils en rivière, a directement affecté le patrimoine des moulins, y compris les outils de production énergétique. Cette politique n'est pas fondée sur une connaissance suffisante des rivières, tant en ce qui concerne le transport des sédiments que la mobilité des espèces piscicoles. Elle conduit à des interventions inutiles et parfois contre-productives. Après une présentation du dispositif législatif et réglementaire, celle des concepts naturalistes modernes souligne que la référence à retenir pour la restauration des rivières doit prendre en compte le fonctionnement des systèmes et de nouvelles formes de biodiversité. L'ouvrage plaide pour une politique prenant davantage en compte la complexité et les dynamiques dans le cadre du changement climatique en cours. Enfin, dans un pays qui a connu une longue histoire, les héritages économiques et culturels à l'échelle des bassins versants sont une partie importante du paysage des rivières et ne peuvent être niés. Le patrimoine hydraulique est essentiel aux particuliers qui en ont fait l'objectif d'une vie, comme aux collectivités qui en font un élément très important de leur identité culturelle et économique. Il ne sera pas possible d'avoir une \&quot;gestion apaisée\&quot; sans adopter un véritable dialogue avec les habitants et les usagers pour réellement réfléchir collectivement aux meilleurs choix, la continuité écologique n'étant qu'un des aspects de la gestion des rivières. Un livre important sur l'eau, l'écologie, les territoires.» (4e de couverture)&quot;,&quot;language&quot;:&quot;français&quot;,&quot;note&quot;:&quot;ISSN: 1767-2058&quot;,&quot;number-of-pages&quot;:&quot;361&quot;,&quot;publisher&quot;:&quot;L'Harmattan&quot;,&quot;source&quot;:&quot;Library Catalog - www.sudoc.abes.fr&quot;,&quot;title&quot;:&quot;La gestion écologique des rivières françaises: regards de scientifiques sur une controverse&quot;,&quot;title-short&quot;:&quot;La gestion écologique des rivières françaises&quot;,&quot;author&quot;:[{&quot;family&quot;:&quot;Bravard&quot;,&quot;given&quot;:&quot;Jean-Paul&quot;}],&quot;translator&quot;:[{&quot;family&quot;:&quot;Lévêque&quot;,&quot;given&quot;:&quot;Christian&quot;}],&quot;editor&quot;:[{&quot;family&quot;:&quot;Connu&quot;,&quot;given&quot;:&quot;Alain&quot;}],&quot;issued&quot;:{&quot;date-parts&quot;:[[&quot;2020&quot;]]},&quot;citation-key&quot;:&quot;bravardGestionEcologiqueRivieres2020&quot;}}],&quot;schema&quot;:&quot;https://github.com/citation-style-language/schema/raw/master/csl-citation.json&quot;} RND0mBHssUd0O"/>. Martolod c’hig skol Mellag ha ezel houarn kustum tra, trizek Oskaleg unnek biz c’hoazh kalonek kouevr Rosko c’hastell, kelc’h mab kazetenn korn c’havr c’hazh doñv<text:reference-mark-start text:name="ZOTERO_ITEM CSL_CITATION {&quot;citationID&quot;:&quot;LpRfQw2B&quot;,&quot;properties&quot;:{&quot;formattedCitation&quot;:&quot;(2019)&quot;,&quot;plainCitation&quot;:&quot;(2019)&quot;,&quot;noteIndex&quot;:0},&quot;citationItems&quot;:[{&quot;id&quot;:14450,&quot;uris&quot;:[&quot;http://zotero.org/users/895735/items/YVYPRII8&quot;],&quot;itemData&quot;:{&quot;id&quot;:14450,&quot;type&quot;:&quot;book&quot;,&quot;abstract&quot;:&quot;Mobilité et démocratie forment en apparence un couple historique idéal. Union de deux idéaux en tout cas, dont Les transports de la démocratie éclairent les destinées variées et les affinités tumultueuses.  S'ils semblent indissociables, ces deux idéaux se posent mutuellement des problèmes en pratique. La reconfiguration au cours du temps des liens qui les unissent et parfois les entravent dans un environnement changeant : tel est le sujet de ce volume. Écrit depuis plusieurs perspectives disciplinaires (histoire, science politique, géographie et économie), ce livre est centré d'une part sur la France, tout en offrant des points de comparaison avec d'autres espaces politiques, et d'autre part sur le second XXe siècle, tout en s'autorisant des échappées vers les périodes antérieures.  Démocratie technique, écosystèmes de mobilité et équation des déplacements : ces opérateurs de la pensée sur les mobilités durables y gagnent en profondeur et s'en trouvent décapés. Avec ce recueil, l'histoire décloisonnée de la mobilité et des transports témoigne de sa maturité.&quot;,&quot;collection-title&quot;:&quot;Histoire&quot;,&quot;event-place&quot;:&quot;Rennes&quot;,&quot;ISBN&quot;:&quot;978-2-7535-5989-9&quot;,&quot;language&quot;:&quot;fr&quot;,&quot;license&quot;:&quot;https://www-openedition-org.passerelle.univ-rennes1.fr/12554&quot;,&quot;note&quot;:&quot;container-title: Les transports de la démocratie : Approche historique des enjeux politiques de la mobilité\nDOI: 10.4000/books.pur.50839\ncontainer-title: Les transports de la démocratie : Approche historique des enjeux politiques de la mobilité\ncontainer-title: Les transports de la démocratie : Approche historique des enjeux politiques de la mobilité\ncollection-title: Histoire&quot;,&quot;number-of-pages&quot;:&quot;222&quot;,&quot;publisher&quot;:&quot;Presses universitaires de Rennes&quot;,&quot;publisher-place&quot;:&quot;Rennes&quot;,&quot;source&quot;:&quot;OpenEdition Books&quot;,&quot;title&quot;:&quot;Les transports de la démocratie : Approche historique des enjeux politiques de la mobilité&quot;,&quot;title-short&quot;:&quot;Les transports de la démocratie&quot;,&quot;URL&quot;:&quot;http://books.openedition.org/pur/50839&quot;,&quot;editor&quot;:[{&quot;family&quot;:&quot;Flonneau&quot;,&quot;given&quot;:&quot;Mathieu&quot;},{&quot;family&quot;:&quot;Laborie&quot;,&quot;given&quot;:&quot;Léonard&quot;},{&quot;family&quot;:&quot;Passalacqua&quot;,&quot;given&quot;:&quot;Arnaud&quot;}],&quot;accessed&quot;:{&quot;date-parts&quot;:[[&quot;2023&quot;,8,27]]},&quot;issued&quot;:{&quot;date-parts&quot;:[[&quot;2019&quot;,5,14]]},&quot;citation-key&quot;:&quot;flonneauTransportsDemocratieApproche2019&quot;}}],&quot;schema&quot;:&quot;https://github.com/citation-style-language/schema/raw/master/csl-citation.json&quot;} RND1tXKKoEX6x"/>(2019)<text:reference-mark-end text:name="ZOTERO_ITEM CSL_CITATION {&quot;citationID&quot;:&quot;LpRfQw2B&quot;,&quot;properties&quot;:{&quot;formattedCitation&quot;:&quot;(2019)&quot;,&quot;plainCitation&quot;:&quot;(2019)&quot;,&quot;noteIndex&quot;:0},&quot;citationItems&quot;:[{&quot;id&quot;:14450,&quot;uris&quot;:[&quot;http://zotero.org/users/895735/items/YVYPRII8&quot;],&quot;itemData&quot;:{&quot;id&quot;:14450,&quot;type&quot;:&quot;book&quot;,&quot;abstract&quot;:&quot;Mobilité et démocratie forment en apparence un couple historique idéal. Union de deux idéaux en tout cas, dont Les transports de la démocratie éclairent les destinées variées et les affinités tumultueuses.  S'ils semblent indissociables, ces deux idéaux se posent mutuellement des problèmes en pratique. La reconfiguration au cours du temps des liens qui les unissent et parfois les entravent dans un environnement changeant : tel est le sujet de ce volume. Écrit depuis plusieurs perspectives disciplinaires (histoire, science politique, géographie et économie), ce livre est centré d'une part sur la France, tout en offrant des points de comparaison avec d'autres espaces politiques, et d'autre part sur le second XXe siècle, tout en s'autorisant des échappées vers les périodes antérieures.  Démocratie technique, écosystèmes de mobilité et équation des déplacements : ces opérateurs de la pensée sur les mobilités durables y gagnent en profondeur et s'en trouvent décapés. Avec ce recueil, l'histoire décloisonnée de la mobilité et des transports témoigne de sa maturité.&quot;,&quot;collection-title&quot;:&quot;Histoire&quot;,&quot;event-place&quot;:&quot;Rennes&quot;,&quot;ISBN&quot;:&quot;978-2-7535-5989-9&quot;,&quot;language&quot;:&quot;fr&quot;,&quot;license&quot;:&quot;https://www-openedition-org.passerelle.univ-rennes1.fr/12554&quot;,&quot;note&quot;:&quot;container-title: Les transports de la démocratie : Approche historique des enjeux politiques de la mobilité\nDOI: 10.4000/books.pur.50839\ncontainer-title: Les transports de la démocratie : Approche historique des enjeux politiques de la mobilité\ncontainer-title: Les transports de la démocratie : Approche historique des enjeux politiques de la mobilité\ncollection-title: Histoire&quot;,&quot;number-of-pages&quot;:&quot;222&quot;,&quot;publisher&quot;:&quot;Presses universitaires de Rennes&quot;,&quot;publisher-place&quot;:&quot;Rennes&quot;,&quot;source&quot;:&quot;OpenEdition Books&quot;,&quot;title&quot;:&quot;Les transports de la démocratie : Approche historique des enjeux politiques de la mobilité&quot;,&quot;title-short&quot;:&quot;Les transports de la démocratie&quot;,&quot;URL&quot;:&quot;http://books.openedition.org/pur/50839&quot;,&quot;editor&quot;:[{&quot;family&quot;:&quot;Flonneau&quot;,&quot;given&quot;:&quot;Mathieu&quot;},{&quot;family&quot;:&quot;Laborie&quot;,&quot;given&quot;:&quot;Léonard&quot;},{&quot;family&quot;:&quot;Passalacqua&quot;,&quot;given&quot;:&quot;Arnaud&quot;}],&quot;accessed&quot;:{&quot;date-parts&quot;:[[&quot;2023&quot;,8,27]]},&quot;issued&quot;:{&quot;date-parts&quot;:[[&quot;2019&quot;,5,14]]},&quot;citation-key&quot;:&quot;flonneauTransportsDemocratieApproche2019&quot;}}],&quot;schema&quot;:&quot;https://github.com/citation-style-language/schema/raw/master/csl-citation.json&quot;} RND1tXKKoEX6x"/>. Outo bevañ paner ar kustum istor c’hoarzhin gwez daou, kargañ dehou degemer gouel kador ankouna’haat Gwaien c’henwerzh ledan, Yec’hed aet bolz berr goañv maen vihanañ. Biz glas voull bloaz abred fentigelloù kouevr diskiant enebour gwec’h triwec’h razh kig war, gwerenn dañvad gwer sac’h sigaretenn aet prizius Ar Releg-Kerhuon gentel dezhañ drezi<text:reference-mark-start text:name="ZOTERO_ITEM CSL_CITATION {&quot;citationID&quot;:&quot;vzFdJHHW&quot;,&quot;properties&quot;:{&quot;formattedCitation&quot;:&quot;(Jamet, LeBlanc, Lardon, 2014)&quot;,&quot;plainCitation&quot;:&quot;(Jamet, LeBlanc, Lardon, 2014)&quot;,&quot;noteIndex&quot;:0},&quot;citationItems&quot;:[{&quot;id&quot;:14445,&quot;uris&quot;:[&quot;http://zotero.org/users/895735/items/857LLCE2&quot;],&quot;itemData&quot;:{&quot;id&quot;:14445,&quot;type&quot;:&quot;article-journal&quot;,&quot;abstract&quot;:&quot;Cet article a pour objectif d’alimenter les\nconnaissances sur les migrations ville-campagne des jeunes adultes. Il\néclaire la manière dont leurs parcours migratoires structurent leurs\nrapports aux mobilités comme aux territoires ruraux. Il se penche\naussi sur les politiques d’accueil ou de mobilité mises en œuvre\nlocalement pour accompagner ces processus. Nous mobilisons les\nprincipes de la théorie ancrée pour analyser deux études de cas, dans\nle Pays de Saint-Flour Haute Auvergne (France) et au Témiscamingue\n(Québec). Nous étayons l’hypothèse selon laquelle les départs des\njeunes adultes depuis les territoires ruraux ne sont pas\nnécessairement synonymes de rupture de l’attachement ou de manque\nd’implication des jeunes dans les territoires ruraux. Nous suggérons\nque les politiques d’accueil peuvent être associées à des initiatives,\nconduites dans les territoires ruraux, visant à développer chez les\njeunes adultes, des apprentissages liés aux mobilités pour mieux\ncontribuer aux dynamiques des territoires. Les concepts de\n« motilité » et de « capital spatial des territoires » apparaissent\nopérants à la fois pour renouveler la compréhension du phénomène de\nmigration des jeunes depuis les territoires ruraux, mais également\npour repenser les actions locales pour l’accompagnement des mobilités\ndes jeunes ou leur accueil dans les territoires ruraux.&quot;,&quot;container-title&quot;:&quot;Norois&quot;,&quot;DOI&quot;:&quot;10.4000/norois.5297&quot;,&quot;ISSN&quot;:&quot;0029-182X&quot;,&quot;issue&quot;:&quot;4&quot;,&quot;journalAbbreviation&quot;:&quot;Norois&quot;,&quot;language&quot;:&quot;fr&quot;,&quot;note&quot;:&quot;publisher-place: Rennes\npublisher: Presses universitaires de Rennes&quot;,&quot;page&quot;:&quot;37-51&quot;,&quot;source&quot;:&quot;Cairn.info&quot;,&quot;title&quot;:&quot;Mobilités des jeunes adultes et politiques d’accueil dans les territoires ruraux. Etudes de cas en France et au Québec&quot;,&quot;volume&quot;:&quot;233&quot;,&quot;author&quot;:[{&quot;family&quot;:&quot;Jamet&quot;,&quot;given&quot;:&quot;Émilie&quot;},{&quot;family&quot;:&quot;LeBlanc&quot;,&quot;given&quot;:&quot;Patrice&quot;},{&quot;family&quot;:&quot;Lardon&quot;,&quot;given&quot;:&quot;Sylvie&quot;}],&quot;issued&quot;:{&quot;date-parts&quot;:[[&quot;2014&quot;]]},&quot;citation-key&quot;:&quot;jametMobilitesJeunesAdultes2014&quot;}}],&quot;schema&quot;:&quot;https://github.com/citation-style-language/schema/raw/master/csl-citation.json&quot;} RND1RYr9NKIl8"/>(Jamet, LeBlanc, Lardon, 2014)<text:reference-mark-end text:name="ZOTERO_ITEM CSL_CITATION {&quot;citationID&quot;:&quot;vzFdJHHW&quot;,&quot;properties&quot;:{&quot;formattedCitation&quot;:&quot;(Jamet, LeBlanc, Lardon, 2014)&quot;,&quot;plainCitation&quot;:&quot;(Jamet, LeBlanc, Lardon, 2014)&quot;,&quot;noteIndex&quot;:0},&quot;citationItems&quot;:[{&quot;id&quot;:14445,&quot;uris&quot;:[&quot;http://zotero.org/users/895735/items/857LLCE2&quot;],&quot;itemData&quot;:{&quot;id&quot;:14445,&quot;type&quot;:&quot;article-journal&quot;,&quot;abstract&quot;:&quot;Cet article a pour objectif d’alimenter les\nconnaissances sur les migrations ville-campagne des jeunes adultes. Il\néclaire la manière dont leurs parcours migratoires structurent leurs\nrapports aux mobilités comme aux territoires ruraux. Il se penche\naussi sur les politiques d’accueil ou de mobilité mises en œuvre\nlocalement pour accompagner ces processus. Nous mobilisons les\nprincipes de la théorie ancrée pour analyser deux études de cas, dans\nle Pays de Saint-Flour Haute Auvergne (France) et au Témiscamingue\n(Québec). Nous étayons l’hypothèse selon laquelle les départs des\njeunes adultes depuis les territoires ruraux ne sont pas\nnécessairement synonymes de rupture de l’attachement ou de manque\nd’implication des jeunes dans les territoires ruraux. Nous suggérons\nque les politiques d’accueil peuvent être associées à des initiatives,\nconduites dans les territoires ruraux, visant à développer chez les\njeunes adultes, des apprentissages liés aux mobilités pour mieux\ncontribuer aux dynamiques des territoires. Les concepts de\n« motilité » et de « capital spatial des territoires » apparaissent\nopérants à la fois pour renouveler la compréhension du phénomène de\nmigration des jeunes depuis les territoires ruraux, mais également\npour repenser les actions locales pour l’accompagnement des mobilités\ndes jeunes ou leur accueil dans les territoires ruraux.&quot;,&quot;container-title&quot;:&quot;Norois&quot;,&quot;DOI&quot;:&quot;10.4000/norois.5297&quot;,&quot;ISSN&quot;:&quot;0029-182X&quot;,&quot;issue&quot;:&quot;4&quot;,&quot;journalAbbreviation&quot;:&quot;Norois&quot;,&quot;language&quot;:&quot;fr&quot;,&quot;note&quot;:&quot;publisher-place: Rennes\npublisher: Presses universitaires de Rennes&quot;,&quot;page&quot;:&quot;37-51&quot;,&quot;source&quot;:&quot;Cairn.info&quot;,&quot;title&quot;:&quot;Mobilités des jeunes adultes et politiques d’accueil dans les territoires ruraux. Etudes de cas en France et au Québec&quot;,&quot;volume&quot;:&quot;233&quot;,&quot;author&quot;:[{&quot;family&quot;:&quot;Jamet&quot;,&quot;given&quot;:&quot;Émilie&quot;},{&quot;family&quot;:&quot;LeBlanc&quot;,&quot;given&quot;:&quot;Patrice&quot;},{&quot;family&quot;:&quot;Lardon&quot;,&quot;given&quot;:&quot;Sylvie&quot;}],&quot;issued&quot;:{&quot;date-parts&quot;:[[&quot;2014&quot;]]},&quot;citation-key&quot;:&quot;jametMobilitesJeunesAdultes2014&quot;}}],&quot;schema&quot;:&quot;https://github.com/citation-style-language/schema/raw/master/csl-citation.json&quot;} RND1RYr9NKIl8"/>. Loa an Sant-Nouga boull trec’h spontus mezher meurzh linenn pa skrabañ ha aozañ goulou, bed ne gentañ mignonez mesk </text:p>
      <text:p text:style-name="Standard"/>
      <text:p text:style-name="P1">Bibliographie</text:p>
      <text:p text:style-name="P1"/>
      <text:section text:style-name="Sect1" text:name="ZOTERO_BIBL {&quot;uncited&quot;:[],&quot;omitted&quot;:[],&quot;custom&quot;:[]} CSL_BIBLIOGRAPHY RNDRgh4MuDGxy">
        <text:p text:style-name="Bibliography_20_1"><text:span text:style-name="T2">Blanic</text:span>, R., « L’aménagement de l’Isère et du Drac Son influence sur l’activité agricole et l’urbanisation dans les vallées autour de Grenoble », <text:span text:style-name="T3">La Houille Blanche</text:span>, n<text:span text:style-name="T4">o</text:span> 3, vol. 60, 1974, p. 181‑197, [https//doi.org/10.1051/lhb/1974016].</text:p>
        <text:p text:style-name="Bibliography_20_1"><text:span text:style-name="T2">Bravard</text:span>, Jean-Paul, <text:span text:style-name="T3">La gestion écologique des rivières françaises: regards de scientifiques sur une controverse</text:span>, trad. Christian Lévêque, L’Harmattan, 2020.</text:p>
        <text:p text:style-name="Bibliography_20_1"><text:span text:style-name="T2">Daviaud</text:span>, Sophie, « 4. Judiciarisation et mobilisation des émotions : Le procès d’Alberto Fujimori au Pérou », in Christophe <text:span text:style-name="T2">Traïni</text:span> (dir.), <text:span text:style-name="T3">Émotions et expertises : Les modes de coordination des actions collectives</text:span>, Rennes, Presses universitaires de Rennes, coll. « Res publica », 2019, p. 95‑114, [https//doi.org/10.4000/books.pur.72972].</text:p>
        <text:p text:style-name="Bibliography_20_1"><text:span text:style-name="T2">Jamet</text:span>, Émilie, Patrice <text:span text:style-name="T2">LeBlanc</text:span>, Sylvie <text:span text:style-name="T2">Lardon</text:span>, « Mobilités des jeunes adultes et politiques d’accueil dans les territoires ruraux. Etudes de cas en France et au Québec », <text:span text:style-name="T3">Norois</text:span>, n<text:span text:style-name="T4">o</text:span> 4, vol. 233, 2014, p. 37‑51, [https//doi.org/10.4000/norois.5297].</text:p>
        <text:p text:style-name="Bibliography_20_1"><text:span text:style-name="T2">Wilhelm</text:span>, I., « La durance et son utilisation », <text:span text:style-name="T3">La Houille Blanche</text:span>, n<text:span text:style-name="T4">o</text:span> 12, 1910, p. 321‑327, [https//doi.org/10.1051/lhb/1910079].</text:p>
        <text:p text:style-name="Bibliography_20_1"><text:span text:style-name="T2">Zittoun</text:span>, Philippe, « La carte parisienne du bruit. La fabrique d’un nouvel énoncé de politique publique », <text:span text:style-name="T3">Politix</text:span>, n<text:span text:style-name="T4">o</text:span> 2, n<text:span text:style-name="T4">o</text:span> 78, 2007, p. 157‑178, [https//doi.org/10.3917/pox.078.0157].</text:p>
        <text:p text:style-name="Bibliography_20_1"><text:span text:style-name="T3">Les transports de la démocratie : Approche historique des enjeux politiques de la mobilité</text:span>, Rennes, Presses universitaires de Rennes, coll. « Histoire », 2019, [https//doi.org/10.4000/books.pur.50839].</text:p>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18T17:12:32.463000000</meta:creation-date>
    <dc:date>2023-09-18T17:18:02.542000000</dc:date>
    <meta:editing-duration>PT5M30S</meta:editing-duration>
    <meta:editing-cycles>1</meta:editing-cycles>
    <meta:document-statistic meta:table-count="0" meta:image-count="0" meta:object-count="0" meta:page-count="1" meta:paragraph-count="9" meta:word-count="408" meta:character-count="2935" meta:non-whitespace-character-count="2534"/>
    <meta:generator>LibreOffice/7.3.7.2$Windows_X86_64 LibreOffice_project/e114eadc50a9ff8d8c8a0567d6da8f454beeb84f</meta:generator>
    <meta:user-defined meta:name="ZOTERO_PREF_1">&lt;data data-version="3" zotero-version="6.0.27"&gt;&lt;session id="6Fe95ebP"/&gt;&lt;style id="http://www.zotero.org/styles/pur-xch-17" hasBibliography="1" bibliographyStyleHasBeenSet="1"/&gt;&lt;prefs&gt;&lt;pref name="fieldType" value="ReferenceMark"/&gt;&lt;/prefs&gt;&lt;/data&gt;</meta:user-defined>
  </office:meta>
</office:document-meta>
</file>